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7e0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9d4a" officeooo:paragraph-rsid="00099d4a" style:font-size-asian="14pt" style:font-weight-asian="normal" style:font-size-complex="14pt" style:font-weight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4pt" fo:font-weight="normal" officeooo:rsid="00099d4a" officeooo:paragraph-rsid="00099d4a" style:font-size-asian="14pt" style:font-weight-asian="normal" style:font-size-complex="14pt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fo:font-size="14pt" fo:font-weight="normal" officeooo:rsid="0009d145" officeooo:paragraph-rsid="0009d14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07e0a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7e0a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7e0a3" style:font-size-asian="14pt" style:font-weight-asian="bold" style:font-size-complex="14pt" style:font-weight-complex="bold"/>
    </style:style>
    <style:style style:name="T3" style:family="text">
      <style:text-properties officeooo:rsid="0007e0a3"/>
    </style:style>
    <style:style style:name="T4" style:family="text">
      <style:text-properties officeooo:rsid="001a9c09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tab/></text:span><text:span text:style-name="T2">Review</text:span></text:p>
      <text:p text:style-name="P5"/>
      <text:p text:style-name="P1">Source: <text:a xlink:type="simple" xlink:href="https://people.ischool.berkeley.edu/~dbamman/nlp20_slides/26_review.pdf" text:style-name="Internet_20_link" text:visited-style-name="Visited_20_Internet_20_Link">https://people.ischool.berkeley.edu/~dbamman/nlp20_slides/26_review.pdf</text:a></text:p>
      <text:p text:style-name="P1"/>
      <text:p text:style-name="P2"><text:span text:style-name="T4">H</text:span>ow to solve new problems?</text:p>
      <text:p text:style-name="P2"/>
      <text:list xml:id="list291113248" text:style-name="L4">
        <text:list-item>
          <text:p text:style-name="P3">Language has structure</text:p>
          <text:list>
            <text:list-item>
              <text:p text:style-name="P3">Sentiment analysis</text:p>
            </text:list-item>
            <text:list-item>
              <text:p text:style-name="P3">Bag of words representation</text:p>
            </text:list-item>
            <text:list-item>
              <text:p text:style-name="P3">POS tagging</text:p>
            </text:list-item>
            <text:list-item>
              <text:p text:style-name="P3">Word senses</text:p>
            </text:list-item>
            <text:list-item>
              <text:p text:style-name="P3">Syntax/semantics</text:p>
            </text:list-item>
            <text:list-item>
              <text:p text:style-name="P3">Coreference</text:p>
            </text:list-item>
            <text:list-item>
              <text:p text:style-name="P3">Entity linking</text:p>
            </text:list-item>
          </text:list>
        </text:list-item>
        <text:list-item>
          <text:p text:style-name="P3">Common algorithms</text:p>
          <text:list>
            <text:list-item>
              <text:p text:style-name="P3">Counting and normalizing (NB, PCFG, HMM)</text:p>
            </text:list-item>
            <text:list-item>
              <text:p text:style-name="P3">Loglinear (logistic regression, MEMM, CRF)</text:p>
            </text:list-item>
            <text:list-item>
              <text:p text:style-name="P3">Neural (CNN, RNN, LSTM, seq2seq, attention)</text:p>
            </text:list-item>
          </text:list>
        </text:list-item>
        <text:list-item>
          <text:p text:style-name="P4">Neural methods generally better</text:p>
          <text:list>
            <text:list-item>
              <text:p text:style-name="P4">Transformers achieve SOTA results on most tasks (e.g. BERT)</text:p>
            </text:list-item>
            <text:list-item>
              <text:p text:style-name="P4">Subword models</text:p>
            </text:list-item>
            <text:list-item>
              <text:p text:style-name="P4">Attention</text:p>
            </text:list-item>
          </text:list>
        </text:list-item>
        <text:list-item>
          <text:p text:style-name="P4">Evaluation is critical</text:p>
          <text:list>
            <text:list-item>
              <text:p text:style-name="P4">Adjudication</text:p>
            </text:list-item>
            <text:list-item>
              <text:p text:style-name="P4">Metrics</text:p>
              <text:list>
                <text:list-item>
                  <text:p text:style-name="P4">Perplexity</text:p>
                </text:list-item>
                <text:list-item>
                  <text:p text:style-name="P4">Accuracy</text:p>
                </text:list-item>
                <text:list-item>
                  <text:p text:style-name="P4">Precision/Recall/F1</text:p>
                </text:list-item>
                <text:list-item>
                  <text:p text:style-name="P4">Parseval</text:p>
                </text:list-item>
                <text:list-item>
                  <text:p text:style-name="P4"><draw:frame draw:style-name="fr1" draw:name="Object1" text:anchor-type="as-char" svg:y="-0.172in" svg:width="0.2429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4">BLEU</text:p>
                </text:list-item>
              </text:list>
            </text:list-item>
            <text:list-item>
              <text:p text:style-name="P4">Text is data</text:p>
              <text:list>
                <text:list-item>
                  <text:p text:style-name="P4">Various public datasets availabl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00:17:56.915000000</meta:creation-date>
    <dc:date>2020-11-16T00:28:23.510000000</dc:date>
    <meta:editing-duration>PT10M25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1" meta:page-count="1" meta:paragraph-count="30" meta:word-count="104" meta:character-count="659" meta:non-whitespace-character-count="610"/>
  </office:meta>
</office:document-meta>
</file>

<file path=Object 1/content.xml><?xml version="1.0" encoding="utf-8"?>
<math xmlns="http://www.w3.org/1998/Math/MathML" display="block">
  <semantics>
    <msup>
      <mi>B</mi>
      <mn>3</mn>
    </msup>
    <annotation encoding="StarMath 5.0">B^3</annotation>
  </semantics>
</math>
</file>